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86.29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19.69mm"/>
    </style:style>
    <style:style style:name="co6" style:family="table-column">
      <style:table-column-properties fo:break-before="auto" style:column-width="17.23mm"/>
    </style:style>
    <style:style style:name="co7" style:family="table-column">
      <style:table-column-properties fo:break-before="auto" style:column-width="13.42mm"/>
    </style:style>
    <style:style style:name="co8" style:family="table-column">
      <style:table-column-properties fo:break-before="auto" style:column-width="16.69mm"/>
    </style:style>
    <style:style style:name="co9" style:family="table-column">
      <style:table-column-properties fo:break-before="auto" style:column-width="23.5mm"/>
    </style:style>
    <style:style style:name="co10" style:family="table-column">
      <style:table-column-properties fo:break-before="auto" style:column-width="38.21mm"/>
    </style:style>
    <style:style style:name="co11" style:family="table-column">
      <style:table-column-properties fo:break-before="auto" style:column-width="15.59mm"/>
    </style:style>
    <style:style style:name="co12" style:family="table-column">
      <style:table-column-properties fo:break-before="auto" style:column-width="16.42mm"/>
    </style:style>
    <style:style style:name="co13" style:family="table-column">
      <style:table-column-properties fo:break-before="auto" style:column-width="18.33mm"/>
    </style:style>
    <style:style style:name="co14" style:family="table-column">
      <style:table-column-properties fo:break-before="auto" style:column-width="19.14mm"/>
    </style:style>
    <style:style style:name="co15" style:family="table-column">
      <style:table-column-properties fo:break-before="auto" style:column-width="11.52mm"/>
    </style:style>
    <style:style style:name="co16" style:family="table-column">
      <style:table-column-properties fo:break-before="auto" style:column-width="34.66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</style:style>
    <style:style style:name="ce2" style:family="table-cell" style:parent-style-name="Default">
      <style:table-cell-properties fo:background-color="#ed1c24"/>
    </style:style>
    <style:style style:name="ce3" style:family="table-cell" style:parent-style-name="Default">
      <style:table-cell-properties fo:background-color="#ed1c24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adosMaiores1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007" table:default-cell-style-name="ce1"/>
        <table:table-row table:style-name="ro1">
          <table:table-cell table:style-name="Default" office:value-type="string" calcext:value-type="string">
            <text:p>sample</text:p>
          </table:table-cell>
          <table:table-cell table:style-name="Default" office:value-type="string" calcext:value-type="string">
            <text:p>repository</text:p>
          </table:table-cell>
          <table:table-cell table:style-name="Default" office:value-type="string" calcext:value-type="string">
            <text:p>forks</text:p>
          </table:table-cell>
          <table:table-cell table:style-name="Default" office:value-type="string" calcext:value-type="string">
            <text:p>diskUsage_KB</text:p>
          </table:table-cell>
          <table:table-cell table:style-name="Default" office:value-type="string" calcext:value-type="string">
            <text:p>stargazers</text:p>
          </table:table-cell>
          <table:table-cell table:style-name="Default" office:value-type="string" calcext:value-type="string">
            <text:p>watchers</text:p>
          </table:table-cell>
          <table:table-cell table:style-name="Default" office:value-type="string" calcext:value-type="string">
            <text:p>issues</text:p>
          </table:table-cell>
          <table:table-cell table:style-name="Default" office:value-type="string" calcext:value-type="string">
            <text:p>commits</text:p>
          </table:table-cell>
          <table:table-cell table:style-name="Default" office:value-type="string" calcext:value-type="string">
            <text:p>pullRequests</text:p>
          </table:table-cell>
          <table:table-cell table:style-name="Default" office:value-type="string" calcext:value-type="string">
            <text:p>updatedAt</text:p>
          </table:table-cell>
          <table:table-cell table:style-name="Default" office:value-type="string" calcext:value-type="string">
            <text:p>projects</text:p>
          </table:table-cell>
          <table:table-cell table:style-name="Default" office:value-type="string" calcext:value-type="string">
            <text:p>status</text:p>
          </table:table-cell>
          <table:table-cell table:style-name="Default" office:value-type="string" calcext:value-type="string">
            <text:p>ahead_by</text:p>
          </table:table-cell>
          <table:table-cell table:style-name="Default" office:value-type="string" calcext:value-type="string">
            <text:p>behind_by</text:p>
          </table:table-cell>
          <table:table-cell table:style-name="Default" office:value-type="string" calcext:value-type="string">
            <text:p>Androi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38805970149254" calcext:value-type="float">
            <text:p>0,238805970149254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martijndebruijn/google-services</text:p>
          </table:table-cell>
          <table:table-cell office:value-type="float" office:value="0" calcext:value-type="float">
            <text:p>0</text:p>
          </table:table-cell>
          <table:table-cell office:value-type="float" office:value="7976" calcext:value-type="float">
            <text:p>79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8-20T06:41:11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330" calcext:value-type="float">
            <text:p>330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-10</text:p>
          </table:table-cell>
          <table:table-cell office:value-type="float" office:value="0.358208955223881" calcext:value-type="float">
            <text:p>0,3582089552238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colinsung/google-services</text:p>
          </table:table-cell>
          <table:table-cell office:value-type="float" office:value="0" calcext:value-type="float">
            <text:p>0</text:p>
          </table:table-cell>
          <table:table-cell office:value-type="float" office:value="7960" calcext:value-type="float">
            <text:p>79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6-22T07:12:29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21" calcext:value-type="float">
            <text:p>2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11-50</text:p>
          </table:table-cell>
          <table:table-cell office:value-type="float" office:value="0.223880597014925" calcext:value-type="float">
            <text:p>0,2238805970149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thyberg/androidtv-Leanback</text:p>
          </table:table-cell>
          <table:table-cell office:value-type="float" office:value="0" calcext:value-type="float">
            <text:p>0</text:p>
          </table:table-cell>
          <table:table-cell office:value-type="float" office:value="1908" calcext:value-type="float">
            <text:p>1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5-09T07:52:02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22" calcext:value-type="float">
            <text:p>2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&gt;50</text:p>
          </table:table-cell>
          <table:table-cell office:value-type="float" office:value="0.17910447761194" calcext:value-type="float">
            <text:p>0,1791044776119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catalant-backup/google-services</text:p>
          </table:table-cell>
          <table:table-cell office:value-type="float" office:value="0" calcext:value-type="float">
            <text:p>0</text:p>
          </table:table-cell>
          <table:table-cell office:value-type="float" office:value="9180" calcext:value-type="float">
            <text:p>918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0-27T16:51:48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53" calcext:value-type="float">
            <text:p>5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pring</text:p>
          </table:table-cell>
          <table:table-cell office:value-type="float" office:value="0" calcext:value-type="float">
            <text:p>0</text:p>
          </table:table-cell>
          <table:table-cell office:value-type="float" office:value="0.056179775280899" calcext:value-type="float">
            <text:p>0,0561797752808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mstarvid/androidtv-Leanback</text:p>
          </table:table-cell>
          <table:table-cell office:value-type="float" office:value="0" calcext:value-type="float">
            <text:p>0</text:p>
          </table:table-cell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7-20T00:11:09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26" calcext:value-type="float">
            <text:p>2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1-10</text:p>
          </table:table-cell>
          <table:table-cell office:value-type="float" office:value="0.224719101123595" calcext:value-type="float">
            <text:p>0,2247191011235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CRSingh/android-testing</text:p>
          </table:table-cell>
          <table:table-cell office:value-type="float" office:value="0" calcext:value-type="float">
            <text:p>0</text:p>
          </table:table-cell>
          <table:table-cell office:value-type="float" office:value="10971" calcext:value-type="float">
            <text:p>109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7-13T16:25:58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11-50</text:p>
          </table:table-cell>
          <table:table-cell office:value-type="float" office:value="0.606741573033708" calcext:value-type="float">
            <text:p>0,6067415730337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colinsung/androidtv-Leanback</text:p>
          </table:table-cell>
          <table:table-cell office:value-type="float" office:value="0" calcext:value-type="float">
            <text:p>0</text:p>
          </table:table-cell>
          <table:table-cell office:value-type="float" office:value="1892" calcext:value-type="float">
            <text:p>18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5-13T01:47:57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&gt;50</text:p>
          </table:table-cell>
          <table:table-cell office:value-type="float" office:value="0.112359550561798" calcext:value-type="float">
            <text:p>0,11235955056179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shucc/easypermissions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2-28T08:30:56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cscsmeca/android-testing</text:p>
          </table:table-cell>
          <table:table-cell office:value-type="float" office:value="0" calcext:value-type="float">
            <text:p>0</text:p>
          </table:table-cell>
          <table:table-cell office:value-type="float" office:value="10876" calcext:value-type="float">
            <text:p>108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9-18T05:48:21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betty200744/android-testing</text:p>
          </table:table-cell>
          <table:table-cell office:value-type="float" office:value="0" calcext:value-type="float">
            <text:p>0</text:p>
          </table:table-cell>
          <table:table-cell office:value-type="float" office:value="10929" calcext:value-type="float">
            <text:p>109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3-24T02:21:12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ndroid</text:p>
          </table:table-cell>
          <table:table-cell table:style-name="ce2" office:value-type="string" calcext:value-type="string">
            <text:p>trapacska/android-testin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59" calcext:value-type="float">
            <text:p>1105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017-11-17T11:30:05Z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verged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shimondoodkin/android-play-billing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9-23T05:56:33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scinfu/android-testing</text:p>
          </table:table-cell>
          <table:table-cell office:value-type="float" office:value="0" calcext:value-type="float">
            <text:p>0</text:p>
          </table:table-cell>
          <table:table-cell office:value-type="float" office:value="11254" calcext:value-type="float">
            <text:p>112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9-05T13:11:10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devdev-dev/DD-AWF01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2-01T21:36:21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cartland/android-WatchFace</text:p>
          </table:table-cell>
          <table:table-cell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4-12-24T09:14:06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ndroid</text:p>
          </table:table-cell>
          <table:table-cell table:style-name="ce2" office:value-type="string" calcext:value-type="string">
            <text:p>tslilyai/android-BluetoothLeGat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0906" calcext:value-type="float">
            <text:p>1509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018-01-27T18:30:20Z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verged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touchlab/android-Camera2Video</text:p>
          </table:table-cell>
          <table:table-cell office:value-type="float" office:value="1" calcext:value-type="float">
            <text:p>1</text:p>
          </table:table-cell>
          <table:table-cell office:value-type="float" office:value="606" calcext:value-type="float">
            <text:p>6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1-18T02:59:26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andylincoln/Moonlight-Mill-Watch-Collection</text:p>
          </table:table-cell>
          <table:table-cell office:value-type="float" office:value="0" calcext:value-type="float">
            <text:p>0</text:p>
          </table:table-cell>
          <table:table-cell office:value-type="float" office:value="9233" calcext:value-type="float">
            <text:p>92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7-11T22:53:19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manuelfidalgo/android</text:p>
          </table:table-cell>
          <table:table-cell office:value-type="float" office:value="0" calcext:value-type="float">
            <text:p>0</text:p>
          </table:table-cell>
          <table:table-cell office:value-type="float" office:value="2996" calcext:value-type="float">
            <text:p>2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7-29T17:19:07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thagikura/testable-SynchronizedNotifications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2-23T17:06:37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ChristianBecker/android_ibeacon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5-28T06:57:22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zhangjunquan/android-BasicMultitouch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2-25T09:40:09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recoilme/android-DisplayingBitmaps</text:p>
          </table:table-cell>
          <table:table-cell office:value-type="float" office:value="0" calcext:value-type="float">
            <text:p>0</text:p>
          </table:table-cell>
          <table:table-cell office:value-type="float" office:value="19536" calcext:value-type="float">
            <text:p>195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6-10T08:39:45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colinsung/android-BasicManagedProfile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5-12T01:48:41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wmh-demos/android-AutofillFramework</text:p>
          </table:table-cell>
          <table:table-cell office:value-type="float" office:value="0" calcext:value-type="float">
            <text:p>0</text:p>
          </table:table-cell>
          <table:table-cell office:value-type="float" office:value="9588" calcext:value-type="float">
            <text:p>95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0-25T14:31:21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Buggaboo/android-SpeedTracker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2-21T18:31:20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comarchtechnologies/android-MediaBrowserService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9-27T14:11:57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KlausKrieger/android-play-location</text:p>
          </table:table-cell>
          <table:table-cell office:value-type="float" office:value="0" calcext:value-type="float">
            <text:p>0</text:p>
          </table:table-cell>
          <table:table-cell office:value-type="float" office:value="9044" calcext:value-type="float">
            <text:p>90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3-19T16:59:53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ndroid</text:p>
          </table:table-cell>
          <table:table-cell table:style-name="ce2" office:value-type="string" calcext:value-type="string">
            <text:p>ulysses4ever/Background-VideoRecor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69" calcext:value-type="float">
            <text:p>146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016-02-23T16:03:04Z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verged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cmonr/uBristleBot-AndroidApp</text:p>
          </table:table-cell>
          <table:table-cell office:value-type="float" office:value="0" calcext:value-type="float">
            <text:p>0</text:p>
          </table:table-cell>
          <table:table-cell office:value-type="float" office:value="6398" calcext:value-type="float">
            <text:p>6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1-12T04:24:37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Clabfabs/HeartBuddy</text:p>
          </table:table-cell>
          <table:table-cell office:value-type="float" office:value="2" calcext:value-type="float">
            <text:p>2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4-15T07:34:21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commons-app/ShootMe</text:p>
          </table:table-cell>
          <table:table-cell office:value-type="float" office:value="1" calcext:value-type="float">
            <text:p>1</text:p>
          </table:table-cell>
          <table:table-cell office:value-type="float" office:value="26888" calcext:value-type="float">
            <text:p>268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9-17T22:00:57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thomaslg/android-BLEAudio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2-24T08:40:54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AbdulDroid/android-vision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6-02T09:20:28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innocarpe/android-vision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5-30T04:22:27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RoundSparrow/android-Camera2Basic</text:p>
          </table:table-cell>
          <table:table-cell office:value-type="float" office:value="0" calcext:value-type="float">
            <text:p>0</text:p>
          </table:table-cell>
          <table:table-cell office:value-type="float" office:value="1447" calcext:value-type="float">
            <text:p>1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5-25T13:16:48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hoopoe/FR-android-dlib-opencv</text:p>
          </table:table-cell>
          <table:table-cell office:value-type="float" office:value="1" calcext:value-type="float">
            <text:p>1</text:p>
          </table:table-cell>
          <table:table-cell office:value-type="float" office:value="379581" calcext:value-type="float">
            <text:p>3795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8-08-22T08:07:38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nikhilshenoy/android-vision</text:p>
          </table:table-cell>
          <table:table-cell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4-13T21:52:46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sharraj/android-vision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14T08:03:17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vazgen-vazg/android-instant-apps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29T06:48:12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kiv1995/android-BasicGestureDetect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11-27T14:52:59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nayzaa/android-vision</text:p>
          </table:table-cell>
          <table:table-cell office:value-type="float" office:value="0" calcext:value-type="float">
            <text:p>0</text:p>
          </table:table-cell>
          <table:table-cell office:value-type="float" office:value="71918" calcext:value-type="float">
            <text:p>719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1-15T05:06:00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chad187/android-Camera2Video</text:p>
          </table:table-cell>
          <table:table-cell office:value-type="float" office:value="0" calcext:value-type="float">
            <text:p>0</text:p>
          </table:table-cell>
          <table:table-cell office:value-type="float" office:value="6928" calcext:value-type="float">
            <text:p>69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3-22T03:26:43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huynhdt/android-JobScheduler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6-26T21:50:48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willchamberlain/android-Camera2Basic</text:p>
          </table:table-cell>
          <table:table-cell office:value-type="float" office:value="0" calcext:value-type="float">
            <text:p>0</text:p>
          </table:table-cell>
          <table:table-cell office:value-type="float" office:value="1842" calcext:value-type="float">
            <text:p>18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31T13:17:12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hth9021/android-WatchFace</text:p>
          </table:table-cell>
          <table:table-cell office:value-type="float" office:value="0" calcext:value-type="float">
            <text:p>0</text:p>
          </table:table-cell>
          <table:table-cell office:value-type="float" office:value="2964" calcext:value-type="float">
            <text:p>29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1-10T01:30:18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igorpf/ihc</text:p>
          </table:table-cell>
          <table:table-cell office:value-type="float" office:value="0" calcext:value-type="float">
            <text:p>0</text:p>
          </table:table-cell>
          <table:table-cell office:value-type="float" office:value="2292" calcext:value-type="float">
            <text:p>22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5-22T11:55:29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dff-solutions/android-play-publisher-api</text:p>
          </table:table-cell>
          <table:table-cell office:value-type="float" office:value="0" calcext:value-type="float">
            <text:p>0</text:p>
          </table:table-cell>
          <table:table-cell office:value-type="float" office:value="6541" calcext:value-type="float">
            <text:p>654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5-19T06:38:50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Ezreal147/android-BluetoothChat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4-08T13:03:24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anastasiia-kornilova/VideoSensorApi2</text:p>
          </table:table-cell>
          <table:table-cell office:value-type="float" office:value="1" calcext:value-type="float">
            <text:p>1</text:p>
          </table:table-cell>
          <table:table-cell office:value-type="float" office:value="163363" calcext:value-type="float">
            <text:p>163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3-09T12:58:50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NCookies/android-BluetoothLeGatt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1-06T03:49:44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tam1m/SundtekTvInput</text:p>
          </table:table-cell>
          <table:table-cell office:value-type="float" office:value="0" calcext:value-type="float">
            <text:p>0</text:p>
          </table:table-cell>
          <table:table-cell office:value-type="float" office:value="24289" calcext:value-type="float">
            <text:p>24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7-09T16:03:43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ead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AqrLei/android-Camera2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0-15T05:00:06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e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GulajavaMinistudio/easypermissions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8-10-31T18:50:44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e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chester11206/android-fit</text:p>
          </table:table-cell>
          <table:table-cell office:value-type="float" office:value="0" calcext:value-type="float">
            <text:p>0</text:p>
          </table:table-cell>
          <table:table-cell office:value-type="float" office:value="122658" calcext:value-type="float">
            <text:p>1226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8-21T15:13:58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e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whacked/android-BluetoothLeGatt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1-23T19:20:15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e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mankidal19/leanback-showcase</text:p>
          </table:table-cell>
          <table:table-cell office:value-type="float" office:value="0" calcext:value-type="float">
            <text:p>0</text:p>
          </table:table-cell>
          <table:table-cell office:value-type="float" office:value="128515" calcext:value-type="float">
            <text:p>1285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0-17T04:41:41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e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ndroid</text:p>
          </table:table-cell>
          <table:table-cell table:style-name="ce3" office:value-type="string" calcext:value-type="string">
            <text:p>ddwheele/android-visi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018-11-12T05:34:24Z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ahead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hfmanson/android-CardEmulation</text:p>
          </table:table-cell>
          <table:table-cell office:value-type="float" office:value="0" calcext:value-type="float">
            <text:p>0</text:p>
          </table:table-cell>
          <table:table-cell office:value-type="float" office:value="1584" calcext:value-type="float">
            <text:p>1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0-18T10:20:50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ead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kaveman909/android-BluetoothLeGatt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5-06T00:10:53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ead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krzdabrowski/fingerprint-test</text:p>
          </table:table-cell>
          <table:table-cell office:value-type="float" office:value="0" calcext:value-type="float">
            <text:p>0</text:p>
          </table:table-cell>
          <table:table-cell office:value-type="float" office:value="25434" calcext:value-type="float">
            <text:p>25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25T12:31:45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ead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Thommil/animals-go-android</text:p>
          </table:table-cell>
          <table:table-cell office:value-type="float" office:value="0" calcext:value-type="float">
            <text:p>0</text:p>
          </table:table-cell>
          <table:table-cell office:value-type="float" office:value="76902" calcext:value-type="float">
            <text:p>76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2T14:31:00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ead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ultra-sonic/android-Camera2Basic</text:p>
          </table:table-cell>
          <table:table-cell office:value-type="float" office:value="0" calcext:value-type="float">
            <text:p>0</text:p>
          </table:table-cell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4-07T21:07:46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ead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sxmon/android-Camera2Basic</text:p>
          </table:table-cell>
          <table:table-cell office:value-type="float" office:value="0" calcext:value-type="float">
            <text:p>0</text:p>
          </table:table-cell>
          <table:table-cell office:value-type="float" office:value="2869" calcext:value-type="float">
            <text:p>28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0-03T22:06:11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ead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Kevcpro/MentAlly</text:p>
          </table:table-cell>
          <table:table-cell office:value-type="float" office:value="0" calcext:value-type="float">
            <text:p>0</text:p>
          </table:table-cell>
          <table:table-cell office:value-type="float" office:value="22260" calcext:value-type="float">
            <text:p>222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9-27T23:07:59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e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tomoima525/android-Camera2Basic</text:p>
          </table:table-cell>
          <table:table-cell office:value-type="float" office:value="1" calcext:value-type="float">
            <text:p>1</text:p>
          </table:table-cell>
          <table:table-cell office:value-type="float" office:value="1471" calcext:value-type="float">
            <text:p>14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8-11-11T09:24:13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e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safebutler/android-vision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29T07:35:36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ead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office:value-type="string" calcext:value-type="string">
            <text:p>Spring</text:p>
          </table:table-cell>
          <table:table-cell table:style-name="ce2" office:value-type="string" calcext:value-type="string">
            <text:p>nomaed/springboot-load-tim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018-11-16T20:20:17Z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verged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325" calcext:value-type="float">
            <text:p>325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Spring</text:p>
          </table:table-cell>
          <table:table-cell table:style-name="ce2" office:value-type="string" calcext:value-type="string">
            <text:p>eiselems/gs-accessing-data-mysq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018-10-05T13:46:22Z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verged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09" calcext:value-type="float">
            <text:p>109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gregturn/gs-accessing-data-jpa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4-07-23T03:57:22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fortunecookiezen/gs-spring-boot-docker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10-03T15:24:07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ranjeetkgupta/gs-spring-boot-docker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2-04T06:25:52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cnuss/greeting-service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8-05-03T03:24:11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supermy/gs-accessing-data-rest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6-24T10:38:15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igorrosenberg/gs-batch-processing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5-16T18:19:12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metyl/gs-accessing-data-mongodb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6-08T14:33:40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newlight77/gs-uploading-files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3-24T22:15:47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tromantic/gs-rest-service-cors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11-13T16:44:33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tjuchniewicz/gs-rest-service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5-15T13:48:13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svenjohann/gs-spring-boot-docker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1-19T12:47:59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ZhijunZhao/gs-spring-boot-docker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4-17T09:16:37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Jesse0722/gs-spring-boot-docker</text:p>
          </table:table-cell>
          <table:table-cell office:value-type="float" office:value="0" calcext:value-type="float">
            <text:p>0</text:p>
          </table:table-cell>
          <table:table-cell office:value-type="float" office:value="12758" calcext:value-type="float">
            <text:p>127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3-11T17:51:23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vikasreddyb/gs-spring-boot-docker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7-11T17:41:01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flangewad/gs-serving-web-content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5-06T15:43:20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siva517/gs-maven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1-27T04:15:01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container1616/gs-scheduling-tasks</text:p>
          </table:table-cell>
          <table:table-cell office:value-type="float" office:value="0" calcext:value-type="float">
            <text:p>0</text:p>
          </table:table-cell>
          <table:table-cell office:value-type="float" office:value="7405" calcext:value-type="float">
            <text:p>74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3-14T22:49:37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macsnow/gs-spring-boot-docker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7-27T08:13:19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agbpatro/geospatial587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04T14:07:33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jcperezamin/gs-spring-boot-docker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3-17T00:56:18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liefra/kotlin-vaadin-spring-data-example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0-23T12:03:31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patux21/kotlin-vaadin-spring-data-example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0-23T12:03:31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mgsmith128/kotlin-vaadin-spring-data-example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0-23T12:03:31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sdeleuze/kotlin-vaadin-spring-data-example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0-23T12:03:31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snicoll/kotlin-vaadin-spring-data-example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0-23T12:03:31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apprenda/gs-rest-service</text:p>
          </table:table-cell>
          <table:table-cell office:value-type="float" office:value="1" calcext:value-type="float">
            <text:p>1</text:p>
          </table:table-cell>
          <table:table-cell office:value-type="float" office:value="13172" calcext:value-type="float">
            <text:p>131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1-18T14:11:06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kharmaodo/gs-crud-with-vaadin-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0-23T12:03:31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eing/gs-accessing-data-mongodb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9-19T20:29:10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akhaldi94/tx1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1-11T13:30:14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cynic89/gs-spring-boot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12-28T17:26:43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wytten/gs-batch-processing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11-16T20:08:45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Merter/getting-started-guides</text:p>
          </table:table-cell>
          <table:table-cell office:value-type="float" office:value="0" calcext:value-type="float">
            <text:p>0</text:p>
          </table:table-cell>
          <table:table-cell office:value-type="float" office:value="5492" calcext:value-type="float">
            <text:p>54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9-05T19:33:12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ctc94/gs-spring-boot-docker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0-19T05:42:02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ctc948040/gs-spring-boot-docker</text:p>
          </table:table-cell>
          <table:table-cell office:value-type="float" office:value="0" calcext:value-type="float">
            <text:p>0</text:p>
          </table:table-cell>
          <table:table-cell office:value-type="float" office:value="25527" calcext:value-type="float">
            <text:p>255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0-19T12:55:23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sandcast/gs-rest-hateoas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1-18T20:53:15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StringerJavaObfuscator/gs-spring-boot</text:p>
          </table:table-cell>
          <table:table-cell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4-11T02:11:30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larrycl/gs-spring-boot-docker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2-05T04:51:53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MalihehS/gs-accessing-data-mysql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5-30T12:56:33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lightgao/gs-spring-boot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4-11T08:40:39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erged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kirantlr/gs-spring-boot-docker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2-02T00:31:46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JonathanLalou/fake-zinc</text:p>
          </table:table-cell>
          <table:table-cell office:value-type="float" office:value="0" calcext:value-type="float">
            <text:p>0</text:p>
          </table:table-cell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-08-01T22:43:55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erged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brooklyyounce/gs-spring-boot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7-13T12:06:32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RaphaelHerd/gs-rest-service</text:p>
          </table:table-cell>
          <table:table-cell office:value-type="float" office:value="0" calcext:value-type="float">
            <text:p>0</text:p>
          </table:table-cell>
          <table:table-cell office:value-type="float" office:value="13406" calcext:value-type="float">
            <text:p>134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5-04T14:53:15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dudash/openshiftexamples-springbootrestservice</text:p>
          </table:table-cell>
          <table:table-cell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22T23:44:43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btisdall/gs-actuator-service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4-09T19:08:10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MarketStreetSoftware/gs-centralized-configuration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1-30T15:20:08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venosov/gs-rest-service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4-29T17:27:43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mageddo/gs-messaging-jms</text:p>
          </table:table-cell>
          <table:table-cell office:value-type="float" office:value="1" calcext:value-type="float">
            <text:p>1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5-12T05:41:16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pjskyboy/gs-accessing-data-rest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3-18T08:42:45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sambamitra/gs-producing-web-service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2-07T11:56:32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qijunbo/gs-accessing-data-jpa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8-15T09:57:32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himanshumps/gs-spring-boot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8-22T10:53:26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titusn/gs-maven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5-03T14:30:32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mycartracks/commute-assist</text:p>
          </table:table-cell>
          <table:table-cell office:value-type="float" office:value="0" calcext:value-type="float">
            <text:p>0</text:p>
          </table:table-cell>
          <table:table-cell office:value-type="float" office:value="9734" calcext:value-type="float">
            <text:p>97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0-02T09:57:12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menesbatto/TrenoBetWeb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8-16T13:46:12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owen198/ei-paas-java-example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2-04T05:24:11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nathenharvey/gs-rest-service</text:p>
          </table:table-cell>
          <table:table-cell office:value-type="float" office:value="1" calcext:value-type="float">
            <text:p>1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1-28T16:11:04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nathenharvey/gs-accessing-data-mysql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1-29T04:07:05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lsegala/bankslips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7-12T13:37:53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MirceaM11/gs-consuming-rest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9-22T12:37:20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wardviaene/gs-gradle</text:p>
          </table:table-cell>
          <table:table-cell office:value-type="float" office:value="57" calcext:value-type="float">
            <text:p>57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8-08-02T17:29:26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Buzzardo/getting-started-guides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9-13T17:56:05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Rajdash/gs-serving-web-content</text:p>
          </table:table-cell>
          <table:table-cell office:value-type="float" office:value="0" calcext:value-type="float">
            <text:p>0</text:p>
          </table:table-cell>
          <table:table-cell office:value-type="float" office:value="7160" calcext:value-type="float">
            <text:p>7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1-07T06:50:57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mohitgargk/gs-rest-service</text:p>
          </table:table-cell>
          <table:table-cell office:value-type="float" office:value="0" calcext:value-type="float">
            <text:p>0</text:p>
          </table:table-cell>
          <table:table-cell office:value-type="float" office:value="14754" calcext:value-type="float">
            <text:p>147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3-25T12:29:57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gunayus/getting-started-guides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12-08T23:57:11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luisgreen/gs-spring-boot-docker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14T01:30:20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CLdevops/gs-spring-boot-docker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7-24T17:01:47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rajkgenomics/gs-spring-boot-docker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8-24T15:45:53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damadei/gs-spring-boot-docker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9-25T19:38:11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fangjf/gs-spring-boot-docker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9-11T02:04:01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marianor/gs-spring-boot-docker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0-24T23:36:59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pavants52/gs-maven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8-20T09:19:35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Allysquad/gs-consuming-rest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7-08T19:51:03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andyliu1985/gs-scheduling-tasks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9-19T09:06:57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jskomurski/gs-rest-service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0-25T03:05:24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ythalorossy/gs-gradle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04T18:17:29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alvarolmedo/gs-gradle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8-04-26T17:55:41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PaulHaldane/gs-spring-boot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9-06T10:48:12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anmeng/gs-spring-boot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0-17T10:13:50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leaqui/gs-spring-boot</text:p>
          </table:table-cell>
          <table:table-cell office:value-type="float" office:value="0" calcext:value-type="float">
            <text:p>0</text:p>
          </table:table-cell>
          <table:table-cell office:value-type="float" office:value="30928" calcext:value-type="float">
            <text:p>30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9-19T19:11:05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premroxx/gs-spring-boot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0-31T19:28:01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laki88/gs-multi-module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8-27T10:24:18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erge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giuesposbit/gs-gradle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8-22T14:44:25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e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pring</text:p>
          </table:table-cell>
          <table:table-cell table:style-name="ce2" office:value-type="string" calcext:value-type="string">
            <text:p>mankidal19/leanback-showca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8007" calcext:value-type="float">
            <text:p>12800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018-10-17T04:41:41Z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head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nanquanyuhao/gs-spring-boot-docker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0-17T09:24:07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e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Pucster/gs-spring-boot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1-21T11:56:40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ead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albertolop85/gs-spring-boot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1-29T02:20:50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e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5">00/00/0000</text:date>, <text:time style:data-style-name="N2" text:time-value="19:19:06.1380092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5T08:33:02.782106590</dc:date>
    <meta:editing-duration>PT1H56M23S</meta:editing-duration>
    <meta:editing-cycles>27</meta:editing-cycles>
    <meta:generator>LibreOffice/6.0.7.3$Linux_X86_64 LibreOffice_project/00m0$Build-3</meta:generator>
    <meta:document-statistic meta:table-count="1" meta:cell-count="2222" meta:object-count="0"/>
  </office:meta>
</office:document-meta>
</file>